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a757" officeooo:paragraph-rsid="001da757" style:font-size-asian="11pt" style:font-size-complex="11pt"/>
    </style:style>
    <style:style style:name="P2" style:family="paragraph" style:parent-style-name="Standard">
      <style:text-properties fo:font-size="12pt" fo:language="es" fo:country="ES" officeooo:rsid="001da757" officeooo:paragraph-rsid="001da757" style:font-size-asian="12pt" style:font-weight-asian="normal" style:font-size-complex="12pt"/>
    </style:style>
    <style:style style:name="P3" style:family="paragraph" style:parent-style-name="Standard">
      <style:text-properties fo:font-size="12pt" fo:language="es" fo:country="ES" officeooo:rsid="001e000a" officeooo:paragraph-rsid="001e000a" style:font-size-asian="12pt" style:font-weight-asian="normal" style:font-size-complex="12pt"/>
    </style:style>
    <style:style style:name="P4" style:family="paragraph" style:parent-style-name="Standard" style:list-style-name="L2">
      <style:text-properties fo:font-size="12pt" fo:language="es" fo:country="ES" officeooo:rsid="001f7f36" officeooo:paragraph-rsid="00204991" style:font-size-asian="12pt" style:font-weight-asian="normal" style:font-size-complex="12pt"/>
    </style:style>
    <style:style style:name="P5" style:family="paragraph" style:parent-style-name="Standard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6" style:family="paragraph" style:parent-style-name="Standard" style:list-style-name="L1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7" style:family="paragraph" style:parent-style-name="Standard" style:list-style-name="L1">
      <style:text-properties fo:font-size="12pt" fo:language="es" fo:country="ES" officeooo:rsid="00204991" officeooo:paragraph-rsid="00238f10" style:font-size-asian="12pt" style:font-weight-asian="normal" style:font-size-complex="12pt"/>
    </style:style>
    <style:style style:name="P8" style:family="paragraph" style:parent-style-name="Standard" style:list-style-name="L2">
      <style:text-properties fo:font-size="12pt" fo:language="es" fo:country="ES" officeooo:rsid="00204991" officeooo:paragraph-rsid="00204991" style:font-size-asian="12pt" style:font-weight-asian="normal" style:font-size-complex="12pt"/>
    </style:style>
    <style:style style:name="P9" style:family="paragraph" style:parent-style-name="Standard">
      <style:text-properties fo:font-size="12pt" fo:language="es" fo:country="ES" officeooo:rsid="00224793" officeooo:paragraph-rsid="00224793" style:font-size-asian="12pt" style:font-weight-asian="normal" style:font-size-complex="12pt"/>
    </style:style>
    <style:style style:name="P10" style:family="paragraph" style:parent-style-name="Standard">
      <style:text-properties officeooo:paragraph-rsid="001da757"/>
    </style:style>
    <style:style style:name="T1" style:family="text">
      <style:text-properties officeooo:rsid="001e000a"/>
    </style:style>
    <style:style style:name="T2" style:family="text">
      <style:text-properties fo:font-size="12pt" fo:language="es" fo:country="ES" style:font-size-asian="12pt" style:font-weight-asian="normal" style:font-size-complex="12pt"/>
    </style:style>
    <style:style style:name="T3" style:family="text">
      <style:text-properties fo:font-size="12pt" fo:language="es" fo:country="ES" officeooo:rsid="001da757" style:font-size-asian="12pt" style:font-weight-asian="normal" style:font-size-complex="12pt"/>
    </style:style>
    <style:style style:name="T4" style:family="text">
      <style:text-properties officeooo:rsid="00204991"/>
    </style:style>
    <style:style style:name="T5" style:family="text">
      <style:text-properties officeooo:rsid="00224793"/>
    </style:style>
    <style:style style:name="T6" style:family="text">
      <style:text-properties officeooo:rsid="00238f10"/>
    </style:style>
    <style:style style:name="T7" style:family="text">
      <style:text-properties officeooo:rsid="0024da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wais Iqbal Begum<text:tab/><text:tab/></text:span><text:a xlink:type="simple" xlink:href="mailto:awais.iqbal@est.fib.upc.edu">awais.iqbal@est.fib.upc.edu</text:a></text:p>
      <text:p text:style-name="P1"><text:span text:style-name="T2">Roger López bolmonte<text:tab/></text:span><text:a xlink:type="simple" xlink:href="mailto:roger.lopez.belmonte@est.fib.upc.edu">roger.lopez.belmonte@est.fib.upc.edu</text:a></text:p>
      <text:p text:style-name="P2"/>
      <text:p text:style-name="P3">La repartición se ha realizado de la siguiente forma:</text:p>
      <text:p text:style-name="P5">Roger:</text:p>
      <text:list xml:id="list8841169552871863767" text:style-name="L1">
        <text:list-item>
          <text:p text:style-name="P6">I<text:span text:style-name="T1">mplementar los .cc de la clases Tags, Tarea, Reloj</text:span></text:p>
        </text:list-item>
        <text:list-item>
          <text:p text:style-name="P7">Realizar el juego de prueba: jp_<text:span text:style-name="T6">roger.lopez.belmonte</text:span>_entrada.txt <text:span text:style-name="T6">y jp_roger.lopez.belmonte_sortida.txt</text:span></text:p>
        </text:list-item>
      </text:list>
      <text:p text:style-name="P5"/>
      <text:p text:style-name="P5">Awais:</text:p>
      <text:list xml:id="list54521770024915603" text:style-name="L2">
        <text:list-item>
          <text:p text:style-name="P4"><text:span text:style-name="T4">D</text:span>iseñar los .hh <text:span text:style-name="T4">e</text:span> <text:span text:style-name="T4">implantarlos.</text:span></text:p>
        </text:list-item>
        <text:list-item>
          <text:p text:style-name="P4"><text:span text:style-name="T4">Implementar</text:span> los .cc de las clases Agenda y <text:span text:style-name="T4">implementar</text:span> el program.cc</text:p>
        </text:list-item>
        <text:list-item>
          <text:p text:style-name="P8">Arreglar los fallos para pasar los tests del <text:span text:style-name="T7">J</text:span>utge</text:p>
        </text:list-item>
        <text:list-item>
          <text:p text:style-name="P8">Realizar el juego de prueba: jp_awais.<text:span text:style-name="T5">iqbal</text:span>_entrada.txt <text:span text:style-name="T5">y jp_awais.iqbal_sortida.txt</text:span></text:p>
        </text:list-item>
      </text:list>
      <text:p text:style-name="P3"/>
      <text:p text:style-name="P9">Juego de prueb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3:07:26.342275918</meta:creation-date>
    <dc:date>2015-05-19T13:45:48.579386174</dc:date>
    <meta:editing-duration>PT33M24S</meta:editing-duration>
    <meta:editing-cycles>6</meta:editing-cycles>
    <meta:generator>LibreOffice/4.1.6.2$Linux_X86_64 LibreOffice_project/410$Build-2</meta:generator>
    <meta:document-statistic meta:table-count="0" meta:image-count="0" meta:object-count="0" meta:page-count="1" meta:paragraph-count="12" meta:word-count="78" meta:character-count="577" meta:non-whitespace-character-count="516"/>
  </office:meta>
</office:document-meta>
</file>